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5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1"/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row table:style-name="ro1">
          <table:table-cell table:style-name="ce1" office:value-type="string" calcext:value-type="string">
            <text:p>Libdwarf Regression Testing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ze options to check for memory leaks.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q2</text:p>
          </table:table-cell>
          <table:table-cell table:style-name="ce1"/>
          <table:table-cell office:value-type="string" calcext:value-type="string">
            <text:p>Intel 32bi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q3</text:p>
          </table:table-cell>
          <table:table-cell table:style-name="ce1"/>
          <table:table-cell office:value-type="string" calcext:value-type="string">
            <text:p>Intel 64bi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B32</text:p>
          </table:table-cell>
          <table:table-cell table:style-name="ce1"/>
          <table:table-cell office:value-type="string" calcext:value-type="string">
            <text:p>32bit FreeBSD on VM on dseti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B64</text:p>
          </table:table-cell>
          <table:table-cell table:style-name="ce1"/>
          <table:table-cell office:value-type="string" calcext:value-type="string">
            <text:p>64bit FreeBSD on VM on dseti3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test date</text:p>
          </table:table-cell>
          <table:table-cell table:style-name="ce8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" office:value-type="string" calcext:value-type="string">
            <text:p>yyyy-mm-dd</text:p>
          </table:table-cell>
          <table:table-cell table:style-name="ce1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5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date" office:date-value="2020-04-11" calcext:value-type="date">
            <text:p>2020-04-11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3.13" calcext:value-type="float">
            <text:p>353.13</text:p>
          </table:table-cell>
          <table:table-cell table:style-name="Default" office:value-type="float" office:value="6.95" calcext:value-type="float">
            <text:p>6.9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2" office:value-type="date" office:date-value="2020-04-10" calcext:value-type="date">
            <text:p>2020-04-10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2020-04-10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1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1" office:value-type="string" calcext:value-type="string">
            <text:p>FB32</text:p>
          </table:table-cell>
          <table:table-cell table:style-name="ce10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1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:q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24" calcext:value-type="date">
            <text:p>2020-03-24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020-03-24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3" calcext:value-type="date">
            <text:p>2020-03-23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2" calcext:value-type="date">
            <text:p>2020-03-22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36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table:style-name="ce1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table:style-name="ce1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table:style-name="ce1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39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1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2"/>
          <table:table-cell table:style-name="ce1"/>
          <table:table-cell table:number-columns-repeated="7"/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46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date" office:date-value="2020-03-18" calcext:value-type="date">
            <text:p>2020-03-18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5" office:value-type="string" calcext:value-type="string">
            <text:p>SomeTestsNotNLIZE</text:p>
          </table:table-cell>
        </table:table-row>
        <table:table-row table:style-name="ro1">
          <table:table-cell table:style-name="ce2" office:value-type="date" office:date-value="2020-03-18" calcext:value-type="date">
            <text:p>2020-03-18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5" office:value-type="string" calcext:value-type="string">
            <text:p>New cucontext merge</text:p>
          </table:table-cell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date" office:date-value="2020-03-01" calcext:value-type="date">
            <text:p>2020-03-01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1" table:number-columns-repeated="2"/>
          <table:table-cell table:number-columns-repeated="7"/>
        </table:table-row>
        <table:table-row table:style-name="ro1" table:number-rows-repeated="104851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07:33:18.410849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4-11T09:18:25.313037141</dc:date>
    <dc:creator>DavidA </dc:creator>
    <meta:editing-duration>PT20H35M22S</meta:editing-duration>
    <meta:editing-cycles>63</meta:editing-cycles>
    <meta:generator>LibreOffice/6.0.7.3$Linux_X86_64 LibreOffice_project/00m0$Build-3</meta:generator>
    <meta:document-statistic meta:table-count="1" meta:cell-count="277" meta:object-count="0"/>
  </office:meta>
</office:document-meta>
</file>